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53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20.2</text:p>
          </table:table-cell>
          <table:table-cell table:number-columns-repeated="2"/>
          <table:table-cell office:value-type="string" calcext:value-type="string">
            <text:p>2040.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203.6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268.0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6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25.7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4"/>
          <table:table-cell table:style-name="ce36" office:value-type="string" calcext:value-type="string">
            <text:p>435.7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2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2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2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2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2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2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2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2" table:number-columns-repeated="2"/>
          <table:table-cell office:value-type="string" calcext:value-type="string">
            <text:p>13219.8</text:p>
          </table:table-cell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2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2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2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2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6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3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office:value-type="string" calcext:value-type="string">
            <text:p>680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14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50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2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6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32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3" table:default-cell-style-name="ce22"/>
        <table:table-column table:style-name="co4" table:default-cell-style-name="ce22"/>
        <table:table-column table:style-name="co32" table:default-cell-style-name="ce22"/>
        <table:table-column table:style-name="co43" table:default-cell-style-name="ce22"/>
        <table:table-column table:style-name="co44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5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.00.0000</text:date>, <text:time style:data-style-name="N2" text:time-value="06:06:03.4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05T06:16:24.327000000</dc:date>
    <meta:editing-duration>P7DT11H14M56S</meta:editing-duration>
    <meta:editing-cycles>2953</meta:editing-cycles>
    <meta:document-statistic meta:table-count="6" meta:cell-count="16789" meta:object-count="0"/>
  </office:meta>
</office:document-meta>
</file>